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0fa74" officeooo:paragraph-rsid="0030fa74"/>
    </style:style>
    <style:style style:name="P2" style:family="paragraph" style:parent-style-name="Standard">
      <style:text-properties style:font-name="Chilanka" officeooo:rsid="001cbaf6" officeooo:paragraph-rsid="001cbaf6"/>
    </style:style>
    <style:style style:name="P3" style:family="paragraph" style:parent-style-name="Standard">
      <style:text-properties style:font-name="Chilanka" officeooo:rsid="001e7e12" officeooo:paragraph-rsid="001e7e12"/>
    </style:style>
    <style:style style:name="P4" style:family="paragraph" style:parent-style-name="Standard">
      <style:text-properties style:font-name="Chilanka" officeooo:rsid="00208acf" officeooo:paragraph-rsid="00208acf"/>
    </style:style>
    <style:style style:name="P5" style:family="paragraph" style:parent-style-name="Standard">
      <style:text-properties style:font-name="Chilanka" officeooo:rsid="00218e9d" officeooo:paragraph-rsid="00218e9d"/>
    </style:style>
    <style:style style:name="P6" style:family="paragraph" style:parent-style-name="Standard">
      <style:text-properties style:font-name="Chilanka" officeooo:rsid="002762c8" officeooo:paragraph-rsid="002762c8"/>
    </style:style>
    <style:style style:name="P7" style:family="paragraph" style:parent-style-name="Standard">
      <style:text-properties style:font-name="Chilanka" officeooo:rsid="002762c8" officeooo:paragraph-rsid="0028b2c0"/>
    </style:style>
    <style:style style:name="P8" style:family="paragraph" style:parent-style-name="Standard">
      <style:text-properties style:font-name="Chilanka" officeooo:rsid="0029a650" officeooo:paragraph-rsid="0029a650"/>
    </style:style>
    <style:style style:name="P9" style:family="paragraph" style:parent-style-name="Standard">
      <style:text-properties style:font-name="Chilanka" officeooo:rsid="002b29ba" officeooo:paragraph-rsid="002b29ba"/>
    </style:style>
    <style:style style:name="P10" style:family="paragraph" style:parent-style-name="Standard">
      <style:text-properties style:font-name="Chilanka" officeooo:rsid="002b4ea8" officeooo:paragraph-rsid="002b4ea8"/>
    </style:style>
    <style:style style:name="P11" style:family="paragraph" style:parent-style-name="Standard">
      <style:text-properties style:font-name="Chilanka" officeooo:rsid="002d1746" officeooo:paragraph-rsid="002d1746"/>
    </style:style>
    <style:style style:name="P12" style:family="paragraph" style:parent-style-name="Standard">
      <style:text-properties style:font-name="Chilanka" officeooo:rsid="002e5c99" officeooo:paragraph-rsid="002e5c99"/>
    </style:style>
    <style:style style:name="P13" style:family="paragraph" style:parent-style-name="Standard">
      <style:text-properties style:font-name="Chilanka" officeooo:rsid="002f338e" officeooo:paragraph-rsid="002f338e"/>
    </style:style>
    <style:style style:name="P14" style:family="paragraph" style:parent-style-name="Standard">
      <style:text-properties style:font-name="Chilanka" officeooo:rsid="0030fa74" officeooo:paragraph-rsid="0030fa74"/>
    </style:style>
    <style:style style:name="P15" style:family="paragraph" style:parent-style-name="Standard">
      <style:text-properties style:font-name="Chilanka" officeooo:rsid="00324525" officeooo:paragraph-rsid="00324525"/>
    </style:style>
    <style:style style:name="P16" style:family="paragraph" style:parent-style-name="Standard">
      <style:text-properties style:font-name="Chilanka" officeooo:rsid="00335eba" officeooo:paragraph-rsid="00335eba"/>
    </style:style>
    <style:style style:name="P17" style:family="paragraph" style:parent-style-name="Standard">
      <style:text-properties style:font-name="Chilanka" fo:font-weight="bold" officeooo:rsid="001cbaf6" officeooo:paragraph-rsid="001cbaf6" style:font-weight-asian="bold" style:font-weight-complex="bold"/>
    </style:style>
    <style:style style:name="P18" style:family="paragraph" style:parent-style-name="Standard">
      <style:text-properties style:font-name="Chilanka" fo:font-weight="bold" officeooo:rsid="00208acf" officeooo:paragraph-rsid="00208acf" style:font-weight-asian="bold" style:font-weight-complex="bold"/>
    </style:style>
    <style:style style:name="P19" style:family="paragraph" style:parent-style-name="Standard">
      <style:text-properties style:font-name="Chilanka" fo:font-weight="bold" officeooo:rsid="002b4ea8" officeooo:paragraph-rsid="002b4ea8" style:font-weight-asian="bold" style:font-weight-complex="bold"/>
    </style:style>
    <style:style style:name="P20" style:family="paragraph" style:parent-style-name="Standard">
      <style:text-properties style:font-name="Chilanka" fo:font-weight="bold" officeooo:rsid="0031304a" officeooo:paragraph-rsid="0031304a" style:font-weight-asian="bold" style:font-weight-complex="bold"/>
    </style:style>
    <style:style style:name="P21" style:family="paragraph" style:parent-style-name="Standard">
      <style:text-properties style:font-name="Chilanka" fo:font-weight="bold" officeooo:rsid="0030fa74" officeooo:paragraph-rsid="0030fa74" style:font-weight-asian="bold" style:font-weight-complex="bold"/>
    </style:style>
    <style:style style:name="P22" style:family="paragraph" style:parent-style-name="Standard">
      <style:text-properties style:font-name="Chilanka" style:text-underline-style="solid" style:text-underline-width="auto" style:text-underline-color="font-color" fo:font-weight="bold" officeooo:rsid="001cbaf6" officeooo:paragraph-rsid="001cbaf6" style:font-weight-asian="bold" style:font-weight-complex="bold"/>
    </style:style>
    <style:style style:name="P23" style:family="paragraph" style:parent-style-name="Standard">
      <style:text-properties style:font-name="Chilanka" style:text-underline-style="solid" style:text-underline-width="auto" style:text-underline-color="font-color" fo:font-weight="bold" officeooo:rsid="001e7e12" officeooo:paragraph-rsid="001e7e12" style:font-weight-asian="bold" style:font-weight-complex="bold"/>
    </style:style>
    <style:style style:name="P24" style:family="paragraph" style:parent-style-name="Standard">
      <style:text-properties style:font-name="Chilanka" style:text-underline-style="solid" style:text-underline-width="auto" style:text-underline-color="font-color" fo:font-weight="bold" officeooo:rsid="00208acf" officeooo:paragraph-rsid="00208acf" style:font-weight-asian="bold" style:font-weight-complex="bold"/>
    </style:style>
    <style:style style:name="P25" style:family="paragraph" style:parent-style-name="Standard">
      <style:text-properties style:font-name="Chilanka" style:text-underline-style="solid" style:text-underline-width="auto" style:text-underline-color="font-color" fo:font-weight="bold" officeooo:rsid="00218e9d" officeooo:paragraph-rsid="00218e9d" style:font-weight-asian="bold" style:font-weight-complex="bold"/>
    </style:style>
    <style:style style:name="P26" style:family="paragraph" style:parent-style-name="Standard">
      <style:text-properties style:font-name="Chilanka" style:text-underline-style="solid" style:text-underline-width="auto" style:text-underline-color="font-color" fo:font-weight="bold" officeooo:rsid="002762c8" officeooo:paragraph-rsid="002762c8" style:font-weight-asian="bold" style:font-weight-complex="bold"/>
    </style:style>
    <style:style style:name="P27" style:family="paragraph" style:parent-style-name="Standard">
      <style:text-properties style:font-name="Chilanka" style:text-underline-style="solid" style:text-underline-width="auto" style:text-underline-color="font-color" fo:font-weight="bold" officeooo:rsid="0028d8b5" officeooo:paragraph-rsid="0028d8b5" style:font-weight-asian="bold" style:font-weight-complex="bold"/>
    </style:style>
    <style:style style:name="P28" style:family="paragraph" style:parent-style-name="Standard">
      <style:text-properties style:font-name="Chilanka" style:text-underline-style="solid" style:text-underline-width="auto" style:text-underline-color="font-color" fo:font-weight="bold" officeooo:rsid="0029a650" officeooo:paragraph-rsid="0029a650" style:font-weight-asian="bold" style:font-weight-complex="bold"/>
    </style:style>
    <style:style style:name="P29" style:family="paragraph" style:parent-style-name="Standard">
      <style:text-properties style:font-name="Chilanka" style:text-underline-style="solid" style:text-underline-width="auto" style:text-underline-color="font-color" fo:font-weight="bold" officeooo:rsid="002d1746" officeooo:paragraph-rsid="002d1746" style:font-weight-asian="bold" style:font-weight-complex="bold"/>
    </style:style>
    <style:style style:name="P30" style:family="paragraph" style:parent-style-name="Standard">
      <style:text-properties style:font-name="Chilanka" style:text-underline-style="solid" style:text-underline-width="auto" style:text-underline-color="font-color" fo:font-weight="bold" officeooo:rsid="002e5c99" officeooo:paragraph-rsid="002e5c99" style:font-weight-asian="bold" style:font-weight-complex="bold"/>
    </style:style>
    <style:style style:name="P31" style:family="paragraph" style:parent-style-name="Standard">
      <style:text-properties style:font-name="Chilanka" style:text-underline-style="solid" style:text-underline-width="auto" style:text-underline-color="font-color" fo:font-weight="bold" officeooo:rsid="002f338e" officeooo:paragraph-rsid="002f338e" style:font-weight-asian="bold" style:font-weight-complex="bold"/>
    </style:style>
    <style:style style:name="P32" style:family="paragraph" style:parent-style-name="Standard">
      <style:text-properties style:font-name="Chilanka" style:text-underline-style="solid" style:text-underline-width="auto" style:text-underline-color="font-color" fo:font-weight="bold" officeooo:rsid="00324525" officeooo:paragraph-rsid="00324525" style:font-weight-asian="bold" style:font-weight-complex="bold"/>
    </style:style>
    <style:style style:name="P33" style:family="paragraph" style:parent-style-name="Standard">
      <style:text-properties style:font-name="Chilanka" style:text-underline-style="none" fo:font-weight="bold" officeooo:rsid="002f338e" officeooo:paragraph-rsid="002ec4a4" style:font-weight-asian="bold" style:font-weight-complex="bold"/>
    </style:style>
    <style:style style:name="P34" style:family="paragraph" style:parent-style-name="Standard">
      <style:text-properties style:font-name="Chilanka" style:text-underline-style="none" fo:font-weight="bold" officeooo:rsid="002f338e" officeooo:paragraph-rsid="002f338e" style:font-weight-asian="bold" style:font-weight-complex="bold"/>
    </style:style>
    <style:style style:name="P35" style:family="paragraph" style:parent-style-name="Standard">
      <style:text-properties style:font-name="Chilanka" style:text-underline-style="none" fo:font-weight="bold" officeooo:rsid="0033dc25" officeooo:paragraph-rsid="0033dc25" style:font-weight-asian="bold" style:font-weight-complex="bold"/>
    </style:style>
    <style:style style:name="P36" style:family="paragraph" style:parent-style-name="Standard">
      <style:text-properties style:font-name="Chilanka" style:text-underline-style="none" fo:font-weight="bold" officeooo:rsid="00335eba" officeooo:paragraph-rsid="00335eba" style:font-weight-asian="bold" style:font-weight-complex="bold"/>
    </style:style>
    <style:style style:name="P37" style:family="paragraph" style:parent-style-name="Standard">
      <style:text-properties style:font-name="Chilanka" style:text-underline-style="none" fo:font-weight="bold" officeooo:rsid="00324525" officeooo:paragraph-rsid="00324525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hilanka" fo:font-size="16pt" officeooo:rsid="001cbaf6" officeooo:paragraph-rsid="001cbaf6" style:font-size-asian="16pt" style:font-size-complex="16pt"/>
    </style:style>
    <style:style style:name="P39" style:family="paragraph" style:parent-style-name="Standard">
      <style:paragraph-properties fo:text-align="center" style:justify-single-word="false"/>
      <style:text-properties style:font-name="Chilanka" fo:font-size="16pt" fo:font-weight="bold" officeooo:rsid="001cbaf6" officeooo:paragraph-rsid="001cbaf6" style:font-size-asian="16pt" style:font-weight-asian="bold" style:font-size-complex="16pt" style:font-weight-complex="bold"/>
    </style:style>
    <style:style style:name="T1" style:family="text">
      <style:text-properties officeooo:rsid="0028d8b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c3306"/>
    </style:style>
    <style:style style:name="T4" style:family="text">
      <style:text-properties officeooo:rsid="002d1746"/>
    </style:style>
    <style:style style:name="T5" style:family="text">
      <style:text-properties officeooo:rsid="002ec4a4"/>
    </style:style>
    <style:style style:name="T6" style:family="text">
      <style:text-properties officeooo:rsid="0030fa74"/>
    </style:style>
    <style:style style:name="T7" style:family="text">
      <style:text-properties officeooo:rsid="0033dc25"/>
    </style:style>
    <style:style style:name="T8" style:family="text">
      <style:text-properties style:font-name="Chilank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Brief 18 – Initiation mySQL</text:p>
      <text:p text:style-name="P38"/>
      <text:p text:style-name="P2"/>
      <text:p text:style-name="P22"><text:span text:style-name="T7">Q</text:span>uestion 1 :</text:p>
      <text:p text:style-name="P2"/>
      <text:p text:style-name="P2">_ Ouvrir  mysql</text:p>
      <text:p text:style-name="P2"/>
      <text:p text:style-name="P2">Je créé une table SQL custom made</text:p>
      <text:p text:style-name="P2">&gt; create table my_data_cities</text:p>
      <text:p text:style-name="P2"/>
      <text:p text:style-name="P2">Je dump le fichier ville_france.sql dans ma table SQL</text:p>
      <text:p text:style-name="P2">&gt; my_data_cities &lt; villes_france.sql</text:p>
      <text:p text:style-name="P2"/>
      <text:p text:style-name="P2">Pour utiliser la table :</text:p>
      <text:p text:style-name="P2">&gt;use my_data_cities</text:p>
      <text:p text:style-name="P2"/>
      <text:p text:style-name="P17">Répons<text:span text:style-name="T7">e</text:span> <text:span text:style-name="T7">à</text:span> la question 1 :</text:p>
      <text:p text:style-name="P17">Dans ma table villes_france_free, je selectionne 2 items, taille et nom de ville, que je trie</text:p>
      <text:p text:style-name="P17">par ordre décroissant avec une limite d’affichage de 10 élément</text:p>
      <text:p text:style-name="P17">&gt;select ville_nom,ville_population_2012 from villes_france_free order by ville_population_2012 desc limit 10;</text:p>
      <text:p text:style-name="P2"/>
      <text:p text:style-name="P23">Question 2 :</text:p>
      <text:p text:style-name="P3">&gt; select ville_nom,ville_surface from villes_france_free order by ville_surface asc limit 50;</text:p>
      <text:p text:style-name="P23"/>
      <text:p text:style-name="P24">Question 3 :</text:p>
      <text:p text:style-name="P4"/>
      <text:p text:style-name="P4">&gt;create database my_dept_france</text:p>
      <text:p text:style-name="P4">~mysql -u JoshSQL -p my_dept_france &lt; departement.sql</text:p>
      <text:p text:style-name="P4"/>
      <text:p text:style-name="P4">&gt; use my_dept_france</text:p>
      <text:p text:style-name="P4">&gt;show tables ;</text:p>
      <text:p text:style-name="P4">&gt;describe departement ;</text:p>
      <text:p text:style-name="P18"/>
      <text:p text:style-name="P18">répondre à la question 3</text:p>
      <text:p text:style-name="P18">&gt;select departement_nom,departement_code from departement where departement_code like</text:p>
      <text:p text:style-name="P18"><text:s/>'97%';</text:p>
      <text:p text:style-name="P4"/>
      <text:p text:style-name="P25">Question 4 :</text:p>
      <text:p text:style-name="P5"/>
      <text:p text:style-name="P5">&gt;select ville_nom,ville_population_2012,ville_departement,departement_nom from villes_france_free inner join departement on villes_france_free.ville_departement = departement.departement_code order by ville_population_2012 desc limit 10;</text:p>
      <text:p text:style-name="P5"/>
      <text:p text:style-name="P26">Question 5 :</text:p>
      <text:p text:style-name="P6"/>
      <text:p text:style-name="P6">&gt;select ville_departement,departement_nom, count(*) as mycount from villes_france_free inner join departement on villes_france_free.ville_departement = departement.departement_code group by departement_code,departement_nom order by mycount desc;</text:p>
      <text:p text:style-name="P6"/>
      <text:p text:style-name="P6"/>
      <text:p text:style-name="P6"/>
      <text:p text:style-name="P6"><text:soft-page-break/></text:p>
      <text:p text:style-name="P27">Question 6 :</text:p>
      <text:p text:style-name="P27"/>
      <text:p text:style-name="P7"><text:span text:style-name="T3">&gt;</text:span>select ville_departement,departement_nom,<text:span text:style-name="T1">sum(ville_surface)</text:span> <text:span text:style-name="T1">as surface </text:span>from villes_france_free inner join departement on villes_france_free.ville_departement = departement.departement_code group by departement_code,departement_nom order by <text:span text:style-name="T1">surface</text:span> desc;</text:p>
      <text:p text:style-name="P7"/>
      <text:p text:style-name="P28">Question 7 :</text:p>
      <text:p text:style-name="P8"/>
      <text:p text:style-name="P9">affiche tous les noms de ville commançant par saint :</text:p>
      <text:p text:style-name="P8"><text:span text:style-name="T3">&gt;</text:span>select ville_nom from villes_france_free where <text:span text:style-name="T2">ville_nom</text:span> like 'Saint%';</text:p>
      <text:p text:style-name="P8"/>
      <text:p text:style-name="P19">Réponse à la question 7 :</text:p>
      <text:p text:style-name="P19">&gt;select sum(ville_nom like 'saint%') as count_cities from villes_france_free;</text:p>
      <text:p text:style-name="P10"/>
      <text:p text:style-name="P11"/>
      <text:p text:style-name="P11">On va utiliser SUM pour additionner des valeur de champs, et count pour additionner des lignes identiques (compter les lignes)</text:p>
      <text:p text:style-name="P10"/>
      <text:p text:style-name="P29">Question 8 :</text:p>
      <text:p text:style-name="P29"/>
      <text:p text:style-name="P10"><text:span text:style-name="T4">&gt;</text:span>SELECT ville_nom_simple,count(*) as same_cities FROM villes_france_free group by ville_nom_simple order by same_cities desc limit 100;</text:p>
      <text:p text:style-name="P10"/>
      <text:p text:style-name="P30">Question 9 :</text:p>
      <text:p text:style-name="P12"/>
      <text:p text:style-name="P12">Compte le nombre de villes française : 36 700</text:p>
      <text:p text:style-name="P10">mysql&gt; SELECT COUNT(*) number_of_cities FROM villes_france_free;</text:p>
      <text:p text:style-name="P10"/>
      <text:p text:style-name="P12">surface max de l’addition de toutes les villes : 633345.6599594429 </text:p>
      <text:p text:style-name="P10">SELECT SUM(ville_surface) as surface_france FROM villes_france_free;</text:p>
      <text:p text:style-name="P10"/>
      <text:p text:style-name="P12">moyenne des surfaces des villes françaises : 17.25737493077501</text:p>
      <text:p text:style-name="P12">&gt;SELECT AVG(ville_surface) as surface_<text:span text:style-name="T5">moy</text:span> FROM villes_france_free;</text:p>
      <text:p text:style-name="P10"/>
      <text:p text:style-name="P33">Réponse à la question 9 :</text:p>
      <text:p text:style-name="P34">&gt;SELECT ville_nom,ville_surface FROM villes_france_free WHERE ville_surface &gt; (SELECT AVG(ville_surface) FROM villes_france_free) ORDER BY ville_surface ASC;</text:p>
      <text:p text:style-name="P13"/>
      <text:p text:style-name="P31">Question 10 :</text:p>
      <text:p text:style-name="P13"/>
      <text:p text:style-name="P13">F<text:span text:style-name="T6">aire la somme des habitants par département ;</text:span></text:p>
      <text:p text:style-name="P14">&gt;SELECT departement_nom,SUM(ville_population_2012) as pop_max FROM villes_france_free INNER JOIN departement ON ville_departement = departement_code GROUP BY departement_nom ORDER BY pop_max ASC;</text:p>
      <text:p text:style-name="P14"/>
      <text:p text:style-name="P20">Réponse à la question 10 : (ne fonctionne pas avec WHEN et WHERE à la place de HAVING)</text:p>
      <text:p text:style-name="P21">SELECT departement_nom,SUM(ville_population_2012) as pop_max FROM villes_france_free INNER JOIN departement ON ville_departement = departement_code GROUP BY departement_nom HAVING pop_max &gt; 2000000 ORDER BY pop_max;</text:p>
      <text:p text:style-name="P14"/>
      <text:p text:style-name="P32">Question 11 :</text:p>
      <text:p text:style-name="P15"/>
      <text:p text:style-name="P15"><text:soft-page-break/>Montrer toutes les villes qui commencent par SAINT- :</text:p>
      <text:p text:style-name="P15">SELECT ville_nom FROM villes_france_free WHERE ville_nom LIKE 'saint-%';</text:p>
      <text:p text:style-name="P14"/>
      <text:p text:style-name="P1"><text:a xlink:type="simple" xlink:href="https://sql.sh/fonctions/replace" text:style-name="Internet_20_link" text:visited-style-name="Visited_20_Internet_20_Link"><text:span text:style-name="T8">https://sql.sh/fonctions/replace</text:span></text:a></text:p>
      <text:p text:style-name="P35">Réponse à la question 11 :</text:p>
      <text:p text:style-name="P36">On pour toute la table les – par des espaces dans les noms commançant par saint-</text:p>
      <text:p text:style-name="P37">&gt;UPDATE villes_france_free SET ville_nom = REPLACE(ville_nom,'-',' ') WHERE ville_nom LIKE 'SAINT-%';</text:p>
      <text:p text:style-name="P15"/>
      <text:p text:style-name="P16">on checke que l’opération a bien été effectué :</text:p>
      <text:p text:style-name="P16">&gt;SELECT ville_nom FROM villes_france_free WHERE ville_nom LIKE 'saint%';</text:p>
      <text:p text:style-name="P16"/>
      <text:p text:style-name="P16">Il ne reste plus que les noms qui ont  « sainte- » avec des tirets =)</text:p>
      <text:p text:style-name="P1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1:31:03.365588013</meta:creation-date>
    <dc:date>2021-02-07T13:39:56.849090882</dc:date>
    <meta:editing-duration>PT1H51M54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3" meta:paragraph-count="62" meta:word-count="499" meta:character-count="3882" meta:non-whitespace-character-count="3439"/>
  </office:meta>
</office:document-meta>
</file>